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cf4" officeooo:paragraph-rsid="001e0cf4"/>
    </style:style>
    <style:style style:name="P2" style:family="paragraph" style:parent-style-name="Standard">
      <style:text-properties officeooo:rsid="001e0cf4" officeooo:paragraph-rsid="001fc57a"/>
    </style:style>
    <style:style style:name="P3" style:family="paragraph" style:parent-style-name="Standard">
      <style:text-properties officeooo:rsid="001fc57a" officeooo:paragraph-rsid="001e0cf4"/>
    </style:style>
    <style:style style:name="P4" style:family="paragraph" style:parent-style-name="Standard">
      <style:text-properties officeooo:rsid="001fc57a" officeooo:paragraph-rsid="001fc57a"/>
    </style:style>
    <style:style style:name="T1" style:family="text">
      <style:text-properties officeooo:rsid="001fc5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globally initialized some variables as those are used globally.</text:p>
      <text:p text:style-name="P1"><text:tab/>Eg : tot_sum2 sum2[]</text:p>
      <text:p text:style-name="P1"/>
      <text:p text:style-name="P1">initialize the seperate 2 pthreads for main two part of our program as,</text:p>
      <text:p text:style-name="P1"><text:tab/>pthread_t tid[60];</text:p>
      <text:p text:style-name="P1"><text:tab/>pthread_attr_t attr[60];</text:p>
      <text:p text:style-name="P1"/>
      <text:p text:style-name="P1"><text:tab/>pthread_t tid3[60];</text:p>
      <text:p text:style-name="P1"><text:tab/>pthread_attr_t attr3[60];</text:p>
      <text:p text:style-name="P1"/>
      <text:p text:style-name="P2">Other than children and grandchildren threads there must be 2 separate threads to run, <text:s/>run_part2 and run_part3 <text:span text:style-name="T1">methods.Those are initialized as functions.</text:span></text:p>
      <text:p text:style-name="P1"><text:tab/>pthread_t maint[2];</text:p>
      <text:p text:style-name="P1"><text:tab/>pthread_attr_t mainattr[2];</text:p>
      <text:p text:style-name="P1"/>
      <text:p text:style-name="P4">Inside the main method those threads are initialized and created as follows.</text:p>
      <text:p text:style-name="P4"><text:tab/>pthread_attr_init(&amp;mainattr[0]);<text:tab/></text:p>
      <text:p text:style-name="P4"><text:tab/>pthread_create(&amp;maint[0],&amp;mainattr[0],run_part2,NULL);</text:p>
      <text:p text:style-name="P4"><text:tab/>pthread_join(maint[0],NULL);</text:p>
      <text:p text:style-name="P4"><text:tab/>pthread_attr_init(&amp;mainattr[1]);</text:p>
      <text:p text:style-name="P4"><text:tab/>pthread_create(&amp;maint[1],&amp;mainattr[1],run_part3,NULL);<text:tab/></text:p>
      <text:p text:style-name="P4"><text:tab/>pthread_join(maint[1],NULL);</text:p>
      <text:p text:style-name="P1"/>
      <text:p text:style-name="P1"/>
      <text:p text:style-name="P1">For part 2:</text:p>
      <text:p text:style-name="P1">ran a for loop which is size of argv[2] and create threads for each loop.this is a child thread.</text:p>
      <text:p text:style-name="P1">Using runner method I sum up the values between 0-argv[1]</text:p>
      <text:p text:style-name="P1">For write those sums and strings into a file I use append_string method which is build by myself.</text:p>
      <text:p text:style-name="P1"/>
      <text:p text:style-name="P1">For part 3 :</text:p>
      <text:p text:style-name="P1"/>
      <text:p text:style-name="P4">Other than two main threads there are argv[2]*argv[3]+argv[2] total threads.So I create a for loop to run all those threads.</text:p>
      <text:p text:style-name="P4"/>
      <text:p text:style-name="P1">create separate child_runner and grand_runner method to run child and grand threads respectively.</text:p>
      <text:p text:style-name="P1"/>
      <text:p text:style-name="P1">In the child_runner method I again initialize the grand threads and pass the values to the grand_runner method and according to the argv[] summation <text:span text:style-name="T1">was</text:span> <text:span text:style-name="T1">happen.</text:span></text:p>
      <text:p text:style-name="P1"/>
      <text:p text:style-name="P2">append_string method has used to append the relevant strings to the file.</text:p>
      <text:p text:style-name="P2"/>
      <text:p text:style-name="P2"><text:span text:style-name="T1">Here child threads and grandchildren threads are indexed in following manner</text:span></text:p>
      <text:p text:style-name="P2"><text:tab/><text:span text:style-name="T1">input = ./main 100 10 2</text:span></text:p>
      <text:p text:style-name="P2"><text:tab/><text:span text:style-name="T1">total threads = 30</text:span></text:p>
      <text:p text:style-name="P2"><text:tab/><text:span text:style-name="T1">child indexs = 0(1,2), 3(4,5), 6(7,8), 9(10,11), 12(13,14), 15(16,17), 18(19,20), 21(22,23), 24(25,26), 27(28,29)</text:span></text:p>
      <text:p text:style-name="P3"><text:tab/>grand indexs are placed inside the brackets</text:p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21:53:11.939851423</meta:creation-date>
    <dc:date>2020-10-30T22:15:02.269241230</dc:date>
    <meta:editing-duration>PT9M39S</meta:editing-duration>
    <meta:editing-cycles>1</meta:editing-cycles>
    <meta:document-statistic meta:table-count="0" meta:image-count="0" meta:object-count="0" meta:page-count="1" meta:paragraph-count="32" meta:word-count="245" meta:character-count="1767" meta:non-whitespace-character-count="1532"/>
    <meta:generator>LibreOffice/6.4.5.2$Linux_X86_64 LibreOffice_project/40$Build-2</meta:generator>
  </office:meta>
</office:document-meta>
</file>